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Config.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QualificationTests.stand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MethodQualificationTests.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MethodQualificationTests.customWithEarly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Config.testBean2( @ Lazy TestBean test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ConfigWithAttributeOverride.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ProxyConfig.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QualificationTests.customWith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MethodQualificationTests.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Config.testBean2( TestBean test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Config.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MethodQualificationTests.beanNamesFor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ConfigWithAttributeOverride.testBean2( @ Lazy TestBean test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MethodQualificationTests.customWithAttribute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MethodQualificationTests.customWithLazy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ndardConfig.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ProxyConfig.testBean2( TestBean test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Config.testBean2( @ Lazy TestBean test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